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660000002BACBE9DB9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29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14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8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16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493cm" fo:margin-bottom="0cm" fo:text-align="justify" text:enable-numbering="true" fo:text-indent="-0.952cm"/>
    </style:style>
    <style:style style:name="P9" style:family="paragraph">
      <style:paragraph-properties fo:margin-left="0cm" fo:margin-right="0cm" fo:margin-top="0.564cm" fo:margin-bottom="0cm" text:enable-numbering="false" fo:text-indent="0cm"/>
    </style:style>
    <style:style style:name="P10" style:family="paragraph">
      <style:paragraph-properties fo:margin-left="0.952cm" fo:margin-right="0cm" fo:margin-top="0.493cm" fo:margin-bottom="0cm" fo:text-align="justify" text:enable-numbering="false" fo:text-indent="-0.952cm"/>
    </style:style>
    <style:style style:name="P11" style:family="paragraph">
      <style:paragraph-properties fo:margin-left="0.952cm" fo:margin-right="0cm" fo:margin-top="0.493cm" fo:margin-bottom="0cm" text:enable-numbering="true" fo:text-indent="-0.952cm"/>
    </style:style>
    <style:style style:name="P12" style:family="paragraph">
      <style:paragraph-properties fo:margin-left="2.063cm" fo:margin-right="0cm" fo:margin-top="0.211cm" fo:margin-bottom="0cm" text:enable-numbering="true" fo:text-indent="-0.793cm"/>
    </style:style>
    <style:style style:name="P13" style:family="paragraph">
      <style:paragraph-properties fo:margin-left="0.952cm" fo:margin-right="0cm" fo:margin-top="0.635cm" fo:margin-bottom="0cm" text:enable-numbering="true" fo:text-indent="-0.952cm"/>
    </style:style>
    <style:style style:name="P14" style:family="paragraph">
      <style:paragraph-properties fo:margin-left="0.952cm" fo:margin-right="0cm" fo:margin-top="0.617cm" fo:margin-bottom="0cm" text:enable-numbering="true" fo:text-indent="-0.952cm"/>
    </style:style>
    <style:style style:name="P15" style:family="paragraph">
      <style:paragraph-properties fo:margin-left="1.481cm" fo:margin-right="0cm" fo:margin-top="0cm" fo:margin-bottom="0cm" text:enable-numbering="true" fo:text-indent="-1.481cm"/>
    </style:style>
    <style:style style:name="P16" style:family="paragraph">
      <style:paragraph-properties fo:margin-left="3.501cm" fo:margin-right="0cm" fo:margin-top="0cm" fo:margin-bottom="0cm" text:enable-numbering="true" fo:text-indent="-1.27cm"/>
    </style:style>
    <style:style style:name="P17" style:family="paragraph">
      <style:paragraph-properties fo:margin-left="1.481cm" fo:margin-right="0cm" fo:margin-top="0.493cm" fo:margin-bottom="0cm" text:enable-numbering="true" fo:text-indent="-1.481cm"/>
    </style:style>
    <style:style style:name="P18" style:family="paragraph">
      <style:paragraph-properties fo:margin-left="3.501cm" fo:margin-right="0cm" fo:margin-top="0.211cm" fo:margin-bottom="0cm" text:enable-numbering="true" fo:text-indent="-1.27cm"/>
    </style:style>
    <style:style style:name="P19" style:family="paragraph">
      <style:paragraph-properties fo:margin-left="3.814cm" fo:margin-right="0cm" fo:margin-top="0.211cm" fo:margin-bottom="0cm" text:enable-numbering="true" fo:text-indent="-1.429cm"/>
    </style:style>
    <style:style style:name="P20" style:family="paragraph">
      <style:paragraph-properties fo:margin-left="2.54cm" fo:margin-right="0cm" fo:margin-top="0.211cm" fo:margin-bottom="0cm" text:enable-numbering="true" fo:text-indent="-1.27cm"/>
    </style:style>
    <style:style style:name="P21" style:family="paragraph">
      <style:paragraph-properties fo:margin-left="2.54cm" fo:margin-right="0cm" fo:margin-top="0.105cm" fo:margin-bottom="0cm" text:enable-numbering="true" fo:text-indent="-1.27cm"/>
    </style:style>
    <style:style style:name="P22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23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24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language="en" fo:country="US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'Arial Black'" style:font-family-generic="swiss" style:font-pitch="variable" fo:font-size="36pt" style:font-size-asian="36pt" style:font-size-complex="3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2.23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2.385cm" text:min-label-width="1.42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6"><text:span text:style-name="T3">General Meeting 2008-05-31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3.647cm" svg:x="1.058cm" svg:y="11.792cm">
          <text:p text:style-name="P2"><text:span text:style-name="T4">Antenna Design Challenge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7"><text:span text:style-name="T5">Date Of Last Change: <text:s/>2008-05-25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7"><text:span text:style-name="T5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?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WHY?</text:p>
          </draw:text-box>
        </draw:frame>
        <draw:frame presentation:style-name="pr3" draw:text-style-name="P1" draw:layer="layout" svg:width="22.86cm" svg:height="8.555cm" svg:x="1.27cm" svg:y="8.423cm" presentation:class="outline" presentation:user-transformed="true">
          <draw:text-box>
            <text:list text:style-name="L5">
              <text:list-item>
                <text:p text:style-name="P8">how it was put together</text:p>
              </text:list-item>
            </text:list>
            <text:list text:style-name="L5">
              <text:list-item>
                <text:p text:style-name="P8">where the parts came from</text:p>
              </text:list-item>
            </text:list>
            <text:list text:style-name="L5">
              <text:list-item>
                <text:p text:style-name="P8">how long each piece is</text:p>
              </text:list-item>
            </text:list>
            <text:list text:style-name="L5">
              <text:list-item>
                <text:p text:style-name="P8">what other people think.</text:p>
              </text:list-item>
            </text:list>
          </draw:text-box>
        </draw:frame>
        <draw:custom-shape draw:style-name="gr2" draw:text-style-name="P1" draw:layer="layout" svg:width="22.137cm" svg:height="4.323cm" svg:x="1.993cm" svg:y="3.453cm">
          <text:p text:style-name="P9"><text:span text:style-name="T6">When creating something for personal ham use, it is for you and you are making one of them, so it does not matter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WHY?</text:p>
          </draw:text-box>
        </draw:frame>
        <draw:frame presentation:style-name="pr4" draw:text-style-name="P1" draw:layer="layout" svg:width="22.86cm" svg:height="11.405cm" svg:x="1.27cm" svg:y="5.975cm" presentation:class="outline" presentation:user-transformed="true">
          <draw:text-box>
            <text:list text:style-name="L5">
              <text:list-item>
                <text:p text:style-name="P8">other people have ideas and input</text:p>
              </text:list-item>
            </text:list>
            <text:list text:style-name="L5">
              <text:list-item>
                <text:p text:style-name="P8">there is more than one required so materials must be available</text:p>
              </text:list-item>
            </text:list>
            <text:list text:style-name="L5">
              <text:list-item>
                <text:p text:style-name="P8">it must be documented so someone else can build or maintain one later</text:p>
              </text:list-item>
            </text:list>
            <text:list text:style-name="L5">
              <text:list-item>
                <text:p text:style-name="P8">people have different views on what is acceptable, what they will put in their car, how much they are willing to carry</text:p>
              </text:list-item>
            </text:list>
          </draw:text-box>
        </draw:frame>
        <draw:custom-shape draw:style-name="gr2" draw:text-style-name="P1" draw:layer="layout" svg:width="20.955cm" svg:height="1.615cm" svg:x="1.83cm" svg:y="3.938cm">
          <text:p text:style-name="P9"><text:span text:style-name="T6">When creating something for EMRG,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MRG APPROACH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EMRG APPROACH</text:p>
          </draw:text-box>
        </draw:frame>
        <draw:frame presentation:style-name="pr5" draw:text-style-name="P1" draw:layer="layout" svg:width="22.86cm" svg:height="14.083cm" svg:x="1.27cm" svg:y="4.445cm" presentation:class="outline" presentation:user-transformed="true">
          <draw:text-box>
            <text:list text:style-name="L5">
              <text:list-item>
                <text:p text:style-name="P8">With each EMRG project, someone on the management team puts together an outline of what is required, then the members of the management team provide input and questions. </text:p>
              </text:list-item>
            </text:list>
            <text:list text:style-name="L5">
              <text:list-item>
                <text:p text:style-name="P8">From that input, the project is fine tuned to get the best solution we can think of. </text:p>
              </text:list-item>
            </text:list>
            <text:list text:style-name="L5">
              <text:list-item>
                <text:p text:style-name="P8">Prototypes are often built to confirm materials and design, then documentation is created.</text:p>
              </text:list-item>
            </text:list>
            <text:list text:style-name="L5">
              <text:list-item>
                <text:p text:style-name="P8">The project can now proceed.</text:p>
              </text:list-item>
            </text:list>
            <text:list text:style-name="L5"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ternal Antenna Project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External Antenna Project</text:p>
          </draw:text-box>
        </draw:frame>
        <draw:frame presentation:style-name="pr5" draw:text-style-name="P1" draw:layer="layout" svg:width="22.86cm" svg:height="13.012cm" svg:x="1.27cm" svg:y="3.938cm" presentation:class="outline" presentation:user-transformed="true">
          <draw:text-box>
            <text:list text:style-name="L5">
              <text:list-item>
                <text:p text:style-name="P8">The external antenna is a problem that EMRG needs to solve for shelter kits, or any <text:s/>portable setup.</text:p>
              </text:list-item>
            </text:list>
            <text:list text:style-name="L5">
              <text:list-item>
                <text:p text:style-name="P8">An external antenna is required to use the minimal amount of power, and to ensure the best quality signal possible.</text:p>
              </text:list-item>
            </text:list>
            <text:list text:style-name="L5">
              <text:list-item>
                <text:p text:style-name="P11">Antenna Height Objective</text:p>
              </text:list-item>
            </text:list>
            <text:list text:style-name="L5">
              <text:list-item>
                <text:list>
                  <text:list-item>
                    <text:p text:style-name="P12">Clear the roof of a single story flat top building such as a school or community cent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Clear the vehicles in a parking lot, including tru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IFFICULTY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DIFFICULTY</text:p>
          </draw:text-box>
        </draw:frame>
        <draw:frame presentation:style-name="pr5" draw:text-style-name="P1" draw:layer="layout" svg:width="22.86cm" svg:height="12.772cm" svg:x="1.27cm" svg:y="3.938cm" presentation:class="outline" presentation:user-transformed="true">
          <draw:text-box>
            <text:list text:style-name="L5">
              <text:list-item>
                <text:p text:style-name="P11">The definition part of the project is difficult because it forces people to make decisions.</text:p>
              </text:list-item>
            </text:list>
            <text:list text:style-name="L5">
              <text:list-item>
                <text:list>
                  <text:list-item>
                    <text:p text:style-name="P12">Is it A or B or C?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Does it need this functionality?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How long is too long?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While you will put it in your car, would other people?</text:p>
                  </text:list-item>
                </text:list>
              </text:list-item>
            </text:list>
            <text:list text:style-name="L5">
              <text:list-item>
                <text:p text:style-name="P11">It may require actually measuring how high is the average truck and a typical one story building. Is it reasonable to clear the top and if so, what is the final height required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ome More Thought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Some More Thoughts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1"><text:span text:style-name="T7">The antenna solution is for deployment in a urban or slightly rural area, at a fixed location such as a school, sportsplex, Hospital, etc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This is not meant to be in the middle of nowhere, hundreds of feet in the air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7">Cost is a factor, although there is a tradeoff with paying money, Vs organizing people to build something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RIGINAL REQUIREMENT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ORIGINAL REQUIREMENTS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Antenna </text:span><text:span text:style-name="T9">solution</text:span><text:span text:style-name="T8"> for shelter kits. </text:span></text:p>
              </text:list-item>
            </text:list>
            <text:list text:style-name="L5">
              <text:list-item>
                <text:p text:style-name="P14">Preferably a tri-band antenna (144/220/440) or at minimum dual band (144/440); </text:p>
              </text:list-item>
            </text:list>
            <text:list text:style-name="L5">
              <text:list-item>
                <text:list>
                  <text:list-item>
                    <text:p text:style-name="P12">easy to construc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easy to assemb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fits in storage container that’s easily transported</text:p>
                  </text:list-item>
                </text:list>
              </text:list-item>
            </text:list>
            <text:list text:style-name="L5">
              <text:list-item>
                <text:p text:style-name="P14">"Solution" includes some type of mounting hardware allowing antenna to attach to a mast. 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RIGINAL REQUIREMENTS continued" draw:style-name="dp3" draw:master-page-name="Default" presentation:presentation-page-layout-name="AL2T1" presentation:use-footer-name="ftr1"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1">"Solution" needs to include some type of mast that collapses or comes apart for transportation. </text:p>
              </text:list-item>
            </text:list>
            <text:list text:style-name="L5">
              <text:list-item>
                <text:p text:style-name="P14">"Solution" needs to include documentation on how to build the antenna, where to get parts and how to assemble the antenna for use. </text:p>
              </text:list-item>
            </text:list>
            <text:list text:style-name="L5">
              <text:list-item>
                <text:p text:style-name="P14">This antenna solution must be robust enough that it can be deployed in wind, rain, and snow. </text:p>
              </text:list-item>
            </text:list>
          </draw:text-box>
        </draw:fram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ORIGINAL REQUIREMENTS<text:line-break/><text:span text:style-name="T10">continued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DITIONAL INFO #1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DDITIONAL INFO #1</text:p>
          </draw:text-box>
        </draw:frame>
        <draw:frame presentation:style-name="pr5" draw:text-style-name="P1" draw:layer="layout" svg:width="22.86cm" svg:height="13.209cm" svg:x="1.27cm" svg:y="3.938cm" presentation:class="outline" presentation:user-transformed="true">
          <draw:text-box>
            <text:list text:style-name="L6">
              <text:list-item>
                <text:p text:style-name="P15">Commercial Parts </text:p>
              </text:list-item>
            </text:list>
            <text:list text:style-name="L7">
              <text:list-item>
                <text:list>
                  <text:list-item>
                    <text:p text:style-name="P16">Made all from raw materials, or commercial parts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7">Power Levels </text:p>
              </text:list-item>
            </text:list>
            <text:list text:style-name="L7">
              <text:list-item>
                <text:list>
                  <text:list-item>
                    <text:p text:style-name="P18">Needs to support 50 watts. 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7">Mast Height </text:p>
              </text:list-item>
            </text:list>
            <text:list text:style-name="L7">
              <text:list-item>
                <text:list>
                  <text:list-item>
                    <text:p text:style-name="P18">Assume 20 feet maximum height, with 15 feet as an acceptable minimum height. 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7">Base For Mast </text:p>
              </text:list-item>
            </text:list>
            <text:list text:style-name="L7">
              <text:list-item>
                <text:list>
                  <text:list-item>
                    <text:p text:style-name="P18">You are welcome to build one or more types of bases, they need to be built sometim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DITIONAL INFO #2" draw:style-name="dp3" draw:master-page-name="Default" presentation:presentation-page-layout-name="AL2T1" presentation:use-footer-name="ftr1">
        <draw:frame presentation:style-name="pr6" draw:text-style-name="P1" draw:layer="layout" svg:width="22.86cm" svg:height="12.948cm" svg:x="1.27cm" svg:y="4.294cm" presentation:class="outline" presentation:user-transformed="true">
          <draw:text-box>
            <text:list text:style-name="L6" text:continue-numbering="true">
              <text:list-item>
                <text:p text:style-name="P17">Arrow Dual Band J-Pole </text:p>
              </text:list-item>
            </text:list>
            <text:list text:style-name="L8">
              <text:list-item>
                <text:list>
                  <text:list-item>
                    <text:p text:style-name="P19">This project is not a search for ideas, it is a search for a complete documented solution that can be demonstrated and tested. 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If the Arrow is suitable, then someone needs to buy one, figure out a mast for it and how to attach the antenna to the mast, all in a way that is easy to assemble for set up at a shelter. 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7">Mast Section Length </text:p>
              </text:list-item>
            </text:list>
            <text:list text:style-name="L8">
              <text:list-item>
                <text:list>
                  <text:list-item>
                    <text:p text:style-name="P19">Objective is to transport the mast and antenna inside a car, so maximum length of mast is 4 ft. 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DDITIONAL INFO #2</text:p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DITIONAL INFO #2 continued" draw:style-name="dp3" draw:master-page-name="Default" presentation:presentation-page-layout-name="AL2T1" presentation:use-footer-name="ftr1"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6" text:continue-numbering="true">
              <text:list-item>
                <text:p text:style-name="P17">Antenna Mast Connection - What is the issue? </text:p>
              </text:list-item>
            </text:list>
            <text:list text:style-name="L8">
              <text:list-item>
                <text:list>
                  <text:list-item>
                    <text:p text:style-name="P19">Most antennas come with u-bolts which is great for a permanent installation, but not always easy to work with for a portable system. As a minimum, the kit must include a wrench to fit the bolts. 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DDITIONAL INFO #2<text:line-break/><text:span text:style-name="T5">continued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6" text:continue-numbering="true">
              <text:list-item>
                <text:p text:style-name="P17"><text:span text:style-name="T7">How important is Tri-Band Vs Dual Band 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7">In a typical shelter, there will be at least 1 voice and 1 data channel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7">There may be a need to do crossband repeating, so there is an IN and an OUT frequenc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7">It is also possible that there will be 2 voice channels and a data channel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7">Tri-band solution provides a standard solution that maximizes options. Dual band is the fallback, but tri-band is preferred. 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DDITIONAL INFO #2<text:line-break/><text:span text:style-name="T5">continued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ditional Info – New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dditional Info – New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6" text:continue-numbering="true">
              <text:list-item>
                <text:p text:style-name="P17"><text:span text:style-name="T7">Diplexers &amp; Triplexer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7">The EMRG plan is to use all bands simultaneously, plus EMRG typically uses single band radios, so diplexers or triplexers will be requi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ave Harris Comments" draw:style-name="dp3" draw:master-page-name="Default" presentation:presentation-page-layout-name="AL2T1" presentation:use-footer-name="ftr1"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1">Dave Harris provide several comments about the project, which are shown on the following slides.</text:p>
              </text:list-item>
            </text:list>
            <text:list text:style-name="L5">
              <text:list-item>
                <text:p text:style-name="P11">Dave thought through the requirements and in some cases challenged them, with well thought out reasons.</text:p>
              </text:list-item>
            </text:list>
            <text:list text:style-name="L5">
              <text:list-item>
                <text:p text:style-name="P11">This is what was is required to reach a “Best Possible” solution!</text:p>
              </text:list-item>
            </text:list>
          </draw:text-box>
        </draw:frame>
        <draw:frame presentation:style-name="pr2" draw:text-style-name="P1" draw:layer="layout" svg:width="22.86cm" svg:height="3.176cm" svg:x="1.27cm" svg:y="-0.001cm" presentation:class="title" presentation:user-transformed="true">
          <draw:text-box>
            <text:p text:style-name="P7">Dave Harris Comments</text:p>
          </draw:text-box>
        </draw:frame>
        <presentation:notes draw:style-name="dp2">
          <draw:page-thumbnail draw:style-name="gr7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ave Harris’ Comments continued" draw:style-name="dp3" draw:master-page-name="Default" presentation:presentation-page-layout-name="AL2T1" presentation:use-footer-name="ftr1">
        <draw:frame presentation:style-name="pr7" draw:text-style-name="P1" draw:layer="layout" svg:width="22.86cm" svg:height="14.425cm" svg:x="1.27cm" svg:y="3.175cm" presentation:class="outline" presentation:user-transformed="true">
          <draw:text-box>
            <text:list text:style-name="L10">
              <text:list-item>
                <text:p text:style-name="P17"><text:span text:style-name="T7">Dual-band (146/440) antennas are a compromise over single-band. A tri-band antenna will be a further compromise. 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7">Dual-band antennas if purchased seem to be a whole lot more common, therefore easier to replace</text:span></text:p>
                  </text:list-item>
                </text:list>
              </text:list-item>
            </text:list>
            <text:list text:style-name="L10" text:continue-numbering="true">
              <text:list-item>
                <text:p text:style-name="P17"><text:span text:style-name="T7">I have not seen any public 146-222-440 band antenna designs, which is not to say they aren't out there. 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If home-built, do these require special precision machining i.e. could be done by hams?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How robust will these built designs be, compared to rugged single/dual-banders? </text:span>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2.86cm" svg:height="3.176cm" svg:x="1.27cm" svg:y="0.321cm" presentation:class="title" presentation:user-transformed="true">
          <draw:text-box>
            <text:p text:style-name="P7">Dave Harris’ Comments<text:line-break/><text:span text:style-name="T5">continued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321cm" presentation:class="title" presentation:user-transformed="true">
          <draw:text-box>
            <text:p text:style-name="P7">Dave Harris’ Comments<text:line-break/><text:span text:style-name="T5">continued</text:span></text:p>
          </draw:text-box>
        </draw:frame>
        <draw:frame presentation:style-name="pr5" draw:text-style-name="P1" draw:layer="layout" svg:width="22.86cm" svg:height="14.043cm" svg:x="1.27cm" svg:y="3.497cm" presentation:class="outline" presentation:user-transformed="true">
          <draw:text-box>
            <text:list text:style-name="L6" text:continue-numbering="true">
              <text:list-item>
                <text:p text:style-name="P17"><text:span text:style-name="T7">Why would 220 be necessary to deploy for all/most situations? 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7">Impression I have is it for special cases, and the amount of available equipment is limited anyway. 220 may require or benefit from a yagi, which separates it from the other antennas. </text:span>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7"><text:span text:style-name="T7">If a 3-band antenna has a single feed, how will up to three radios be MUXed to it? 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Diplexers can do it but at what extra cost? These would need to be part of the kits.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Do we really want to try to MUX packet with voice on the same antenna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Dave Harris’ Comments<text:line-break/><text:span text:style-name="T5">continued</text:span></text:p>
          </draw:text-box>
        </draw:frame>
        <draw:frame presentation:style-name="pr5" draw:text-style-name="P1" draw:layer="layout" svg:width="22.86cm" svg:height="12.573cm" svg:x="1.27cm" svg:y="4.93cm" presentation:class="outline" presentation:user-transformed="true">
          <draw:text-box>
            <text:list text:style-name="L6" text:continue-numbering="true">
              <text:list-item>
                <text:p text:style-name="P17"><text:span text:style-name="T7">Regarding not building a "J-Pole" why not? 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A 144-440 version with two feeds would eliminate the need for a diplexer.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Even with the price of copper, it would be cheaper than most commercial dual-banders, and is rugged.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7">The sections can be joined by simple friction fittings or screw-on coupl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Dave Harris’ Comments<text:line-break/><text:span text:style-name="T5">continued</text:span>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6" text:continue-numbering="true">
              <text:list-item>
                <text:p text:style-name="P17">If 3-band antennas are purchased (not built) how many can EMRG afford to deploy; will it be enough? </text:p>
              </text:list-item>
            </text:list>
            <text:list text:style-name="L11">
              <text:list-item>
                <text:p text:style-name="P17"><text:span text:style-name="T11">I propose the objective is changed to focus on a single 146/440 antenna with a separate 220 antenna as an option i.e. hanging off the same mast.</text:span> 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 Few More Thing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 Few More Things</text:p>
          </draw:text-box>
        </draw:frame>
        <draw:frame presentation:style-name="pr5" draw:text-style-name="P1" draw:layer="layout" svg:width="22.86cm" svg:height="13.18cm" svg:x="1.27cm" svg:y="3.938cm" presentation:class="outline" presentation:user-transformed="true">
          <draw:text-box>
            <text:list text:style-name="L5">
              <text:list-item>
                <text:p text:style-name="P11"><text:span text:style-name="T7">Radial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How do they attach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How do they store so they are not lost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How do you ensure they are not a hazard?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7">One piece vs 2 piece desig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One piece makes the antenna as simple and durable as possibl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7">Dualband + 220 Antenn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Which antenna for 220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How does the 220 antenna attach with the dualban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1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12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22"><text:span text:style-name="T13">The EMRG web site provides information related to Amateur radio emergency communications, specifically as it relates to the City of Ottawa.</text:span></text:p>
            </text:list-item>
          </text:list>
          <text:list text:style-name="L12">
            <text:list-item>
              <text:list>
                <text:list-item>
                  <text:p text:style-name="P23"><text:span text:style-name="T14">Project Information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4"><text:span text:style-name="T14">Newsletter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4"><text:span text:style-name="T14">Upcoming Event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4"><text:span text:style-name="T14">Documentation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4"><text:span text:style-name="T14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5.354cm" svg:height="1.277cm" svg:x="3.986cm" svg:y="15.209cm">
          <text:p text:style-name="P5"><text:span text:style-name="T13">Information: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.473cm" svg:height="1.138cm" svg:x="8.991cm" svg:y="15.209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 Gamble</meta:initial-creator>
    <meta:creation-date>2008-05-18T06:14:07</meta:creation-date>
    <dc:creator>Peter Gamble</dc:creator>
    <dc:date>2008-05-30T03:46:52</dc:date>
    <meta:editing-cycles>16</meta:editing-cycles>
    <meta:editing-duration>PT18H37M58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